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64" style:family="table-column">
      <style:table-column-properties fo:break-before="auto" style:column-width="241.54pt"/>
    </style:style>
    <style:style style:name="co65" style:family="table-column">
      <style:table-column-properties fo:break-before="auto" style:column-width="213.56pt"/>
    </style:style>
    <style:style style:name="co66" style:family="table-column">
      <style:table-column-properties fo:break-before="auto" style:column-width="46.29pt"/>
    </style:style>
    <style:style style:name="co71" style:family="table-column">
      <style:table-column-properties fo:break-before="auto" style:column-width="260.39pt"/>
    </style:style>
    <style:style style:name="co72" style:family="table-column">
      <style:table-column-properties fo:break-before="auto" style:column-width="53.55pt"/>
    </style:style>
    <style:style style:name="co73" style:family="table-column">
      <style:table-column-properties fo:break-before="auto" style:column-width="273.74pt"/>
    </style:style>
    <style:style style:name="co74" style:family="table-column">
      <style:table-column-properties fo:break-before="auto" style:column-width="48.1pt"/>
    </style:style>
    <style:style style:name="co81" style:family="table-column">
      <style:table-column-properties fo:break-before="auto" style:column-width="256.25pt"/>
    </style:style>
    <style:style style:name="co82" style:family="table-column">
      <style:table-column-properties fo:break-before="auto" style:column-width="47.2pt"/>
    </style:style>
    <style:style style:name="co83" style:family="table-column">
      <style:table-column-properties fo:break-before="auto" style:column-width="338.74pt"/>
    </style:style>
    <style:style style:name="co84" style:family="table-column">
      <style:table-column-properties fo:break-before="auto" style:column-width="57.2pt"/>
    </style:style>
    <style:style style:name="co85" style:family="table-column">
      <style:table-column-properties fo:break-before="auto" style:column-width="356.91pt"/>
    </style:style>
    <style:style style:name="co86" style:family="table-column">
      <style:table-column-properties fo:break-before="auto" style:column-width="349.65pt"/>
    </style:style>
    <style:style style:name="co87" style:family="table-column">
      <style:table-column-properties fo:break-before="auto" style:column-width="49.01pt"/>
    </style:style>
    <style:style style:name="co88" style:family="table-column">
      <style:table-column-properties fo:break-before="auto" style:column-width="330.55pt"/>
    </style:style>
    <style:style style:name="co89" style:family="table-column">
      <style:table-column-properties fo:break-before="auto" style:column-width="56.3pt"/>
    </style:style>
    <style:style style:name="co90" style:family="table-column">
      <style:table-column-properties fo:break-before="auto" style:column-width="257.3pt"/>
    </style:style>
    <style:style style:name="co91" style:family="table-column">
      <style:table-column-properties fo:break-before="auto" style:column-width="253.45pt"/>
    </style:style>
    <style:style style:name="co92" style:family="table-column">
      <style:table-column-properties fo:break-before="auto" style:column-width="58.65pt"/>
    </style:style>
    <style:style style:name="co93" style:family="table-column">
      <style:table-column-properties fo:break-before="auto" style:column-width="261.64pt"/>
    </style:style>
    <style:style style:name="co103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104" style:family="table-column">
      <style:table-column-properties fo:break-before="auto" style:column-width="104.94pt"/>
    </style:style>
    <style:style style:name="co105" style:family="table-column">
      <style:table-column-properties fo:break-before="auto" style:column-width="71.01pt"/>
    </style:style>
    <style:style style:name="co106" style:family="table-column">
      <style:table-column-properties fo:break-before="auto" style:column-width="97.74pt"/>
    </style:style>
    <style:style style:name="co107" style:family="table-column">
      <style:table-column-properties fo:break-before="auto" style:column-width="84.39pt"/>
    </style:style>
    <style:style style:name="co75" style:family="table-column">
      <style:table-column-properties fo:break-before="auto" style:column-width="128.35pt"/>
    </style:style>
    <style:style style:name="co76" style:family="table-column">
      <style:table-column-properties fo:break-before="auto" style:column-width="130.51pt"/>
    </style:style>
    <style:style style:name="co77" style:family="table-column">
      <style:table-column-properties fo:break-before="auto" style:column-width="133.26pt"/>
    </style:style>
    <style:style style:name="co78" style:family="table-column">
      <style:table-column-properties fo:break-before="auto" style:column-width="157.61pt"/>
    </style:style>
    <style:style style:name="co94" style:family="table-column">
      <style:table-column-properties fo:break-before="auto" style:column-width="314.96pt"/>
    </style:style>
    <style:style style:name="co95" style:family="table-column">
      <style:table-column-properties fo:break-before="auto" style:column-width="163.64pt"/>
    </style:style>
    <style:style style:name="co96" style:family="table-column">
      <style:table-column-properties fo:break-before="auto" style:column-width="191.4pt"/>
    </style:style>
    <style:style style:name="co97" style:family="table-column">
      <style:table-column-properties fo:break-before="auto" style:column-width="204.8pt"/>
    </style:style>
    <style:style style:name="co98" style:family="table-column">
      <style:table-column-properties fo:break-before="auto" style:column-width="157.44pt"/>
    </style:style>
    <style:style style:name="co99" style:family="table-column">
      <style:table-column-properties fo:break-before="auto" style:column-width="143.04pt"/>
    </style:style>
    <style:style style:name="co100" style:family="table-column">
      <style:table-column-properties fo:break-before="auto" style:column-width="167.75pt"/>
    </style:style>
    <style:style style:name="co101" style:family="table-column">
      <style:table-column-properties fo:break-before="auto" style:column-width="168.8pt"/>
    </style:style>
    <style:style style:name="co102" style:family="table-column">
      <style:table-column-properties fo:break-before="auto" style:column-width="155.4pt"/>
    </style:style>
    <style:style style:name="co108" style:family="table-column">
      <style:table-column-properties fo:break-before="auto" style:column-width="223.34pt"/>
    </style:style>
    <style:style style:name="co109" style:family="table-column">
      <style:table-column-properties fo:break-before="auto" style:column-width="173.96pt"/>
    </style:style>
    <style:style style:name="co110" style:family="table-column">
      <style:table-column-properties fo:break-before="auto" style:column-width="199.64pt"/>
    </style:style>
    <style:style style:name="co111" style:family="table-column">
      <style:table-column-properties fo:break-before="auto" style:column-width="101.91pt"/>
    </style:style>
    <style:style style:name="co112" style:family="table-column">
      <style:table-column-properties fo:break-before="auto" style:column-width="74.1pt"/>
    </style:style>
    <style:style style:name="co113" style:family="table-column">
      <style:table-column-properties fo:break-before="auto" style:column-width="82.29pt"/>
    </style:style>
    <style:style style:name="co114" style:family="table-column">
      <style:table-column-properties fo:break-before="auto" style:column-width="68.94pt"/>
    </style:style>
    <style:style style:name="co115" style:family="table-column">
      <style:table-column-properties fo:break-before="auto" style:column-width="64.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1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64" table:default-cell-style-name="ce94"/>
        <table:table-column table:style-name="co65" table:default-cell-style-name="ce94"/>
        <table:table-column table:style-name="co66" table:default-cell-style-name="ce94"/>
        <table:table-column table:style-name="co71" table:default-cell-style-name="ce94"/>
        <table:table-column table:style-name="co72" table:default-cell-style-name="ce94"/>
        <table:table-column table:style-name="co73" table:default-cell-style-name="ce94"/>
        <table:table-column table:style-name="co74" table:default-cell-style-name="ce94"/>
        <table:table-column table:style-name="co71" table:default-cell-style-name="ce94"/>
        <table:table-column table:style-name="co66" table:default-cell-style-name="ce94"/>
        <table:table-column table:style-name="co81" table:default-cell-style-name="ce94"/>
        <table:table-column table:style-name="co82" table:default-cell-style-name="ce94"/>
        <table:table-column table:style-name="co83" table:default-cell-style-name="ce94"/>
        <table:table-column table:style-name="co84" table:default-cell-style-name="ce94"/>
        <table:table-column table:style-name="co85" table:default-cell-style-name="ce94"/>
        <table:table-column table:style-name="co66" table:default-cell-style-name="ce94"/>
        <table:table-column table:style-name="co86" table:default-cell-style-name="ce94"/>
        <table:table-column table:style-name="co87" table:default-cell-style-name="ce94"/>
        <table:table-column table:style-name="co88" table:default-cell-style-name="ce132"/>
        <table:table-column table:style-name="co89" table:default-cell-style-name="ce132"/>
        <table:table-column table:style-name="co90" table:default-cell-style-name="ce94"/>
        <table:table-column table:style-name="co82" table:default-cell-style-name="ce89"/>
        <table:table-column table:style-name="co91" table:default-cell-style-name="ce94"/>
        <table:table-column table:style-name="co92" table:default-cell-style-name="ce94"/>
        <table:table-column table:style-name="co93" table:default-cell-style-name="ce94"/>
        <table:table-column table:style-name="co10" table:default-cell-style-name="ce94"/>
        <table:table-column table:style-name="co10" table:number-columns-repeated="999" table:default-cell-style-name="ce117"/>
        <table:table-row table:style-name="ro1">
          <table:table-cell table:style-name="ce81" office:value-type="string" calcext:value-type="string">
            <text:p>Skill Name</text:p>
          </table:table-cell>
          <table:table-cell table:style-name="ce95" office:value-type="string" calcext:value-type="string" table:number-columns-spanned="2" table:number-rows-spanned="1">
            <text:p>Any Mode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Team Fight</text:p>
          </table:table-cell>
          <table:covered-table-cell table:style-name="ce95"/>
          <table:table-cell table:style-name="ce128" office:value-type="string" calcext:value-type="string" table:number-columns-spanned="2" table:number-rows-spanned="1">
            <text:p>BOT_MODE_ROA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TEAM_ROA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PUSH_TOWER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ATTACK</text:p>
          </table:table-cell>
          <table:covered-table-cell table:style-name="ce128"/>
          <table:table-cell table:style-name="ce95" office:value-type="string" calcext:value-type="string" table:number-columns-spanned="2" table:number-rows-spanned="1">
            <text:p>BOT_MODE_LANING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BOT_MODE_ROSHAN </text:p>
          </table:table-cell>
          <table:covered-table-cell table:style-name="ce95"/>
          <table:table-cell table:style-name="ce128" office:value-type="string" calcext:value-type="string" table:number-columns-spanned="2" table:number-rows-spanned="1">
            <text:p>BOT_MODE_FAR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DEFEND_TOWER</text:p>
          </table:table-cell>
          <table:covered-table-cell table:style-name="ce143"/>
          <table:table-cell table:style-name="ce128" office:value-type="string" calcext:value-type="string" table:number-columns-spanned="2" table:number-rows-spanned="1">
            <text:p>BOT_MODE_RETREAT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DEFEND_ALLY</text:p>
          </table:table-cell>
          <table:covered-table-cell table:style-name="ce128"/>
          <table:table-cell table:number-columns-repeated="999"/>
        </table:table-row>
        <table:table-row table:style-name="ro1">
          <table:table-cell table:style-name="ce82" office:value-type="string" calcext:value-type="string">
            <text:p>crystal_maiden_crystal_nova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three_and_more_enemy_heroes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three_and_more_neutral_creeps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9" office:value-type="float" office:value="90" calcext:value-type="float">
            <text:p>9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crystal_maiden_frostbite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9" office:value-type="string" calcext:value-type="string">
            <text:p>attacked_not_disabl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9" office:value-type="string" calcext:value-type="string">
            <text:p>attacked_not_disabled_enem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crystal_maiden_freezing_field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_aoe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8" table:number-columns-repeated="2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frost_arrows </text:p>
          </table:table-cell>
          <table:table-cell table:style-name="ce89" office:value-type="string" calcext:value-type="string">
            <text:p>toggle_on_attack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9"/>
          <table:table-cell table:style-name="ce98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wave_of_silence 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table:number-columns-repeated="2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7"/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trueshot </text:p>
          </table:table-cell>
          <table:table-cell table:style-name="ce89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07" office:value-type="string" calcext:value-type="string">
            <text:p>three_and_more_ally_creeps_ao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three_and_more_ally_creeps_aoe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blade_fury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_ao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60" calcext:value-type="float">
            <text:p>6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aoe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three_and_more_neutral_creeps_aoe</text:p>
          </table:table-cell>
          <table:table-cell table:style-name="ce97" office:value-type="float" office:value="80" calcext:value-type="float">
            <text:p>80</text:p>
          </table:table-cell>
          <table:table-cell table:style-name="ce97" office:value-type="string" calcext:value-type="string">
            <text:p>three_and_more_enemy_creeps_aoe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healing_ward 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table:number-columns-repeated="2"/>
          <table:table-cell table:style-name="ce107" office:value-type="string" calcext:value-type="string">
            <text:p>low_hp_ally_hero</text:p>
          </table:table-cell>
          <table:table-cell table:style-name="ce107" table:number-columns-repeated="5"/>
          <table:table-cell table:style-name="ce97" table:number-columns-repeated="4"/>
          <table:table-cell table:style-name="ce125" table:number-columns-repeated="2"/>
          <table:table-cell table:style-name="ce97" table:number-columns-repeated="4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omni_slash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ether_shock 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voodoo 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shackles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mass_serpent_ward 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table:number-columns-repeated="4"/>
          <table:table-cell table:style-name="ce107" office:value-type="string" calcext:value-type="string">
            <text:p>attacked_enemy_building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7"/>
          <table:table-cell table:style-name="ce99" office:value-type="float" office:value="90" calcext:value-type="float">
            <text:p>9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ursa_earthshock 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ao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/>
          <table:table-cell table:style-name="ce125" table:number-columns-repeated="2"/>
          <table:table-cell table:style-name="ce99" office:value-type="string" calcext:value-type="string">
            <text:p>use_on_attack_enemy_hero_aoe</text:p>
          </table:table-cell>
          <table:table-cell table:style-name="ce99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_aoe</text:p>
          </table:table-cell>
          <table:table-cell table:style-name="ce97" office:value-type="float" office:value="60" calcext:value-type="float">
            <text:p>60</text:p>
          </table:table-cell>
          <table:table-cell table:style-name="ce99" office:value-type="string" calcext:value-type="string">
            <text:p>use_on_attack_enemy_hero_aoe</text:p>
          </table:table-cell>
          <table:table-cell table:style-name="ce99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ursa_overpower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ursa_enrage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4" office:value-type="string" calcext:value-type="string">
            <text:p>skeleton_king_hellfire_blas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niper_shrapnel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three_and_more_enemy_creeps</text:p>
          </table:table-cell>
          <table:table-cell table:style-name="ce107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30" calcext:value-type="float">
            <text:p>3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9" office:value-type="float" office:value="50" calcext:value-type="float">
            <text:p>5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three_and_more_neutral_creeps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niper_assassinat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8"/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lion_impal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lion_voodoo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lion_mana_drain</text:p>
          </table:table-cell>
          <table:table-cell table:style-name="ce89" table:number-columns-repeated="4"/>
          <table:table-cell table:style-name="ce107" table:number-columns-repeated="4"/>
          <table:table-cell table:style-name="ce108" table:number-columns-repeated="2"/>
          <table:table-cell table:style-name="ce107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97" office:value-type="string" calcext:value-type="string">
            <text:p>use_on_attack_enemy_with_mana_when_low_m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use_on_attack_enemy_with_mana_when_low_mp</text:p>
          </table:table-cell>
          <table:table-cell table:style-name="ce97" office:value-type="float" office:value="70" calcext:value-type="float">
            <text:p>70</text:p>
          </table:table-cell>
          <table:table-cell table:style-name="ce125" office:value-type="string" calcext:value-type="string">
            <text:p>use_on_attack_enemy_with_mana_when_low_mp</text:p>
          </table:table-cell>
          <table:table-cell table:style-name="ce125" office:value-type="float" office:value="70" calcext:value-type="float">
            <text:p>70</text:p>
          </table:table-cell>
          <table:table-cell table:style-name="ce97"/>
          <table:table-cell table:style-name="ce99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5" office:value-type="string" calcext:value-type="string">
            <text:p>lion_finger_of_death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sven_storm_bol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sven_warcry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sven_gods_strength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lich_frost_nova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lich_frost_armor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lich_dark_ritual</text:p>
          </table:table-cell>
          <table:table-cell table:style-name="ce89" office:value-type="string" calcext:value-type="string">
            <text:p>low_hp_all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107" table:number-columns-repeated="8"/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lich_chain_frost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/>
          <table:table-cell table:style-name="ce108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3"/>
          <table:table-cell table:style-name="ce99"/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phantom_assassin_stifling_dagger 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phantom_assassin_phantom_strike 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4" office:value-type="string" calcext:value-type="string">
            <text:p>chaos_knight_chaos_bol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chaos_knight_reality_rift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chaos_knight_phantasm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spirit_lanc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doppelwalk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phantom_edge</text:p>
          </table:table-cell>
          <table:table-cell table:style-name="ce89" office:value-type="string" calcext:value-type="string">
            <text:p>toggle_on_attack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9"/>
          <table:table-cell table:style-name="ce98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fatal_bonds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shadow_word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5" calcext:value-type="float">
            <text:p>75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5" calcext:value-type="float">
            <text:p>75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upheaval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three_and_more_enemy_heroes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40" calcext:value-type="float">
            <text:p>40</text:p>
          </table:table-cell>
          <table:table-cell table:style-name="ce97" table:number-columns-repeated="6"/>
          <table:table-cell table:style-name="ce97" office:value-type="string" calcext:value-type="string">
            <text:p>three_and_more_enemy_heroes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rain_of_chaos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90" calcext:value-type="float">
            <text:p>90</text:p>
          </table:table-cell>
          <table:table-cell table:style-name="ce107"/>
          <table:table-cell table:style-name="ce108"/>
          <table:table-cell table:style-name="ce107"/>
          <table:table-cell table:style-name="ce108"/>
          <table:table-cell table:style-name="ce107" office:value-type="string" calcext:value-type="string">
            <text:p>three_and_more_enemy_heroes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20" calcext:value-type="float">
            <text:p>20</text:p>
          </table:table-cell>
          <table:table-cell table:style-name="ce97" table:number-columns-repeated="6"/>
          <table:table-cell table:style-name="ce97" office:value-type="string" calcext:value-type="string">
            <text:p>three_and_more_enemy_heroes</text:p>
          </table:table-cell>
          <table:table-cell table:style-name="ce99" office:value-type="float" office:value="90" calcext:value-type="float">
            <text:p>9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4" office:value-type="string" calcext:value-type="string">
            <text:p>item_glimmer_cape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rod_of_atos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item_sheepstick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item_lotus_orb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cyclone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blink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94" table:default-cell-style-name="ce102"/>
        <table:table-column table:style-name="co95" table:default-cell-style-name="ce102"/>
        <table:table-column table:style-name="co96" table:default-cell-style-name="ce102"/>
        <table:table-column table:style-name="co97" table:default-cell-style-name="ce102"/>
        <table:table-column table:style-name="co98" table:default-cell-style-name="ce102"/>
        <table:table-column table:style-name="co99" table:default-cell-style-name="ce102"/>
        <table:table-column table:style-name="co100" table:default-cell-style-name="ce102"/>
        <table:table-column table:style-name="co101" table:default-cell-style-name="ce102"/>
        <table:table-column table:style-name="co102" table:default-cell-style-name="ce148"/>
        <table:table-column table:style-name="co108" table:default-cell-style-name="ce148"/>
        <table:table-column table:style-name="co109" table:default-cell-style-name="ce148"/>
        <table:table-column table:style-name="co110" table:default-cell-style-name="ce148"/>
        <table:table-column table:style-name="co10" table:number-columns-repeated="999" table:default-cell-style-name="ce148"/>
        <table:table-row table:style-name="ro1">
          <table:table-cell table:style-name="ce142" office:value-type="string" calcext:value-type="string">
            <text:p>Algorithm</text:p>
          </table:table-cell>
          <table:table-cell table:style-name="ce135" office:value-type="string" calcext:value-type="string">
            <text:p>BOT_MODE_ROAM</text:p>
          </table:table-cell>
          <table:table-cell table:style-name="ce135" office:value-type="string" calcext:value-type="string">
            <text:p>BOT_MODE_TEAM_ROAM</text:p>
          </table:table-cell>
          <table:table-cell table:style-name="ce135" office:value-type="string" calcext:value-type="string">
            <text:p>BOT_MODE_PUSH_TOWER</text:p>
          </table:table-cell>
          <table:table-cell table:style-name="ce146" office:value-type="string" calcext:value-type="string">
            <text:p>BOT_MODE_ATTACK</text:p>
          </table:table-cell>
          <table:table-cell table:style-name="ce146" office:value-type="string" calcext:value-type="string">
            <text:p>BOT_MODE_NONE</text:p>
          </table:table-cell>
          <table:table-cell table:style-name="ce104" office:value-type="string" calcext:value-type="string">
            <text:p>BOT_MODE_LANING</text:p>
          </table:table-cell>
          <table:table-cell table:style-name="ce104" office:value-type="string" calcext:value-type="string">
            <text:p>BOT_MODE_ROSHAN </text:p>
          </table:table-cell>
          <table:table-cell table:style-name="ce135" office:value-type="string" calcext:value-type="string">
            <text:p>BOT_MODE_FARM</text:p>
          </table:table-cell>
          <table:table-cell table:style-name="ce135" office:value-type="string" calcext:value-type="string">
            <text:p>BOT_MODE_DEFEND_TOWER</text:p>
          </table:table-cell>
          <table:table-cell table:style-name="ce135" office:value-type="string" calcext:value-type="string">
            <text:p>BOT_MODE_RETREAT</text:p>
          </table:table-cell>
          <table:table-cell table:style-name="ce135" office:value-type="string" calcext:value-type="string">
            <text:p>BOT_MODE_DEFEND_ALLY</text:p>
          </table:table-cell>
          <table:table-cell table:style-name="ce126"/>
          <table:table-cell table:style-name="ce149" table:number-columns-repeated="998"/>
        </table:table-row>
        <table:table-row table:style-name="ro1">
          <table:table-cell table:style-name="ce87" office:value-type="string" calcext:value-type="string">
            <text:p>max_kills_enemy_hero</text:p>
          </table:table-cell>
          <table:table-cell table:number-columns-repeated="5" table:style-name="ce116" office:value-type="float" office:value="90" calcext:value-type="float">
            <text:p>90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max_estimated_damage_enemy_hero</text:p>
          </table:table-cell>
          <table:table-cell table:number-columns-repeated="2" table:style-name="ce116" office:value-type="float" office:value="80" calcext:value-type="float">
            <text:p>80</text:p>
          </table:table-cell>
          <table:table-cell table:number-columns-repeated="3" table:style-name="ce116" office:value-type="float" office:value="75" calcext:value-type="float">
            <text:p>75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80" calcext:value-type="float">
            <text:p>8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max_hp_enemy_creep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10" calcext:value-type="float">
            <text:p>10</text:p>
          </table:table-cell>
          <table:table-cell table:style-name="ce116" office:value-type="float" office:value="15" calcext:value-type="float">
            <text:p>1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float" office:value="10" calcext:value-type="float">
            <text:p>1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6" office:value-type="string" calcext:value-type="string">
            <text:p>last_hit_enemy_creep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3" table:style-name="ce116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50" calcext:value-type="float">
            <text:p>5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min_hp_enemy_building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3" table:style-name="ce116" office:value-type="float" office:value="70" calcext:value-type="float">
            <text:p>70</text:p>
          </table:table-cell>
          <table:table-cell table:number-columns-repeated="6" table:style-name="ce10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low_hp_enemy_hero</text:p>
          </table:table-cell>
          <table:table-cell table:number-columns-repeated="5" table:style-name="ce116" office:value-type="float" office:value="85" calcext:value-type="float">
            <text:p>85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85" calcext:value-type="float">
            <text:p>8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low_hp_enemy_building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3" table:style-name="ce116" office:value-type="float" office:value="80" calcext:value-type="float">
            <text:p>80</text:p>
          </table:table-cell>
          <table:table-cell table:number-columns-repeated="6" table:style-name="ce10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max_hp_neutral_creep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10" calcext:value-type="float">
            <text:p>1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6" office:value-type="string" calcext:value-type="string">
            <text:p>attacking_enemy_hero</text:p>
          </table:table-cell>
          <table:table-cell table:number-columns-repeated="2" table:style-name="ce116" office:value-type="float" office:value="50" calcext:value-type="float">
            <text:p>50</text:p>
          </table:table-cell>
          <table:table-cell table:number-columns-repeated="3" table:style-name="ce116" office:value-type="float" office:value="65" calcext:value-type="float">
            <text:p>65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75" calcext:value-type="float">
            <text:p>7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6" office:value-type="string" calcext:value-type="string">
            <text:p>attacking_enemy_creep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3" table:style-name="ce116" office:value-type="float" office:value="15" calcext:value-type="float">
            <text:p>1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5" calcext:value-type="float">
            <text:p>15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86"/>
          <table:table-cell table:style-name="ce116" table:number-columns-repeated="5"/>
          <table:table-cell table:style-name="ce109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02" table:number-columns-repeated="4"/>
          <table:table-cell table:number-columns-repeated="999"/>
        </table:table-row>
        <table:table-row table:style-name="ro1" table:number-rows-repeated="1048203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103" table:default-cell-style-name="ce115"/>
        <table:table-column table:style-name="co67" table:default-cell-style-name="ce115"/>
        <table:table-column table:style-name="co68" table:default-cell-style-name="ce115"/>
        <table:table-column table:style-name="co69" table:default-cell-style-name="ce115"/>
        <table:table-column table:style-name="co70" table:default-cell-style-name="ce115"/>
        <table:table-column table:style-name="co104" table:default-cell-style-name="ce115"/>
        <table:table-column table:style-name="co105" table:default-cell-style-name="ce115"/>
        <table:table-column table:style-name="co106" table:default-cell-style-name="ce115"/>
        <table:table-column table:style-name="co107" table:default-cell-style-name="ce115"/>
        <table:table-column table:style-name="co75" table:default-cell-style-name="ce115"/>
        <table:table-column table:style-name="co76" table:default-cell-style-name="ce115"/>
        <table:table-column table:style-name="co77" table:default-cell-style-name="ce115"/>
        <table:table-column table:style-name="co78" table:default-cell-style-name="ce115"/>
        <table:table-column table:style-name="co10" table:number-columns-repeated="1008" table:default-cell-style-name="ce151"/>
        <table:table-row table:style-name="ro1">
          <table:table-cell table:style-name="ce147" office:value-type="string" calcext:value-type="string">
            <text:p>Algorithm</text:p>
          </table:table-cell>
          <table:table-cell table:style-name="ce153" office:value-type="string" calcext:value-type="string" table:number-columns-spanned="2" table:number-rows-spanned="1">
            <text:p>Push TOP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MID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BOT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Roam desire</text:p>
          </table:table-cell>
          <table:covered-table-cell table:style-name="ce147"/>
          <table:table-cell table:style-name="ce147" office:value-type="string" calcext:value-type="string">
            <text:p>Roshan desire</text:p>
          </table:table-cell>
          <table:table-cell table:style-name="ce147" office:value-type="string" calcext:value-type="string">
            <text:p>Defend TOP desire</text:p>
          </table:table-cell>
          <table:table-cell table:style-name="ce147" office:value-type="string" calcext:value-type="string">
            <text:p>Defend MID desire</text:p>
          </table:table-cell>
          <table:table-cell table:style-name="ce147" office:value-type="string" calcext:value-type="string">
            <text:p>Defend BOT desire</text:p>
          </table:table-cell>
          <table:table-cell table:style-name="ce152" table:number-columns-repeated="1008"/>
        </table:table-row>
        <table:table-row table:style-name="ro1">
          <table:table-cell table:style-name="ce103" office:value-type="string" calcext:value-type="string">
            <text:p>ally_mega_creep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aegi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chees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ax_kills_enemy_hero_alive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max_kills_ally_hero_aliv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time_is_more_5_minutes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alive_then_enemy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top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mid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5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bot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top_then_enemy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6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mid_then_enemy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bot_then_enemy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is_night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_enemy_team_dead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enemy_hero_was_seen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18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94" table:default-cell-style-name="ce102"/>
        <table:table-column table:style-name="co67" table:default-cell-style-name="ce102"/>
        <table:table-column table:style-name="co68" table:default-cell-style-name="ce102"/>
        <table:table-column table:style-name="co69" table:default-cell-style-name="ce102"/>
        <table:table-column table:style-name="co70" table:default-cell-style-name="ce102"/>
        <table:table-column table:style-name="co111" table:default-cell-style-name="ce102"/>
        <table:table-column table:style-name="co112" table:default-cell-style-name="ce102"/>
        <table:table-column table:style-name="co113" table:default-cell-style-name="ce102"/>
        <table:table-column table:style-name="co114" table:default-cell-style-name="ce102"/>
        <table:table-column table:style-name="co68" table:default-cell-style-name="ce102"/>
        <table:table-column table:style-name="co70" table:default-cell-style-name="ce102"/>
        <table:table-column table:style-name="co115" table:default-cell-style-name="ce102"/>
        <table:table-column table:style-name="co70" table:default-cell-style-name="ce102"/>
        <table:table-column table:style-name="co75" table:default-cell-style-name="ce102"/>
        <table:table-column table:style-name="co76" table:default-cell-style-name="ce102"/>
        <table:table-column table:style-name="co77" table:default-cell-style-name="ce102"/>
        <table:table-column table:style-name="co78" table:default-cell-style-name="ce102"/>
        <table:table-column table:style-name="co10" table:number-columns-repeated="1007" table:default-cell-style-name="ce148"/>
        <table:table-row table:style-name="ro1">
          <table:table-cell table:style-name="ce142" office:value-type="string" calcext:value-type="string">
            <text:p>Algorithm</text:p>
          </table:table-cell>
          <table:table-cell table:style-name="ce150" office:value-type="string" calcext:value-type="string" table:number-columns-spanned="2" table:number-rows-spanned="1">
            <text:p>Push TOP desire</text:p>
          </table:table-cell>
          <table:covered-table-cell table:style-name="ce142"/>
          <table:table-cell table:style-name="ce150" office:value-type="string" calcext:value-type="string" table:number-columns-spanned="2" table:number-rows-spanned="1">
            <text:p>Push MID desire</text:p>
          </table:table-cell>
          <table:covered-table-cell table:style-name="ce142"/>
          <table:table-cell table:style-name="ce150" office:value-type="string" calcext:value-type="string" table:number-columns-spanned="2" table:number-rows-spanned="1">
            <text:p>Push BOT desire</text:p>
          </table:table-cell>
          <table:covered-table-cell table:style-name="ce142"/>
          <table:table-cell table:style-name="ce150" office:value-type="string" calcext:value-type="string" table:number-columns-spanned="2" table:number-rows-spanned="1">
            <text:p>Retreat desire</text:p>
          </table:table-cell>
          <table:covered-table-cell table:style-name="ce142"/>
          <table:table-cell table:style-name="ce150" office:value-type="string" calcext:value-type="string" table:number-columns-spanned="2" table:number-rows-spanned="1">
            <text:p>Roam desire</text:p>
          </table:table-cell>
          <table:covered-table-cell table:style-name="ce142"/>
          <table:table-cell table:style-name="ce150" office:value-type="string" calcext:value-type="string" table:number-columns-spanned="2" table:number-rows-spanned="1">
            <text:p>Attack desire</text:p>
          </table:table-cell>
          <table:covered-table-cell table:style-name="ce142"/>
          <table:table-cell table:style-name="ce142" office:value-type="string" calcext:value-type="string">
            <text:p>Roshan desire</text:p>
          </table:table-cell>
          <table:table-cell table:style-name="ce142" office:value-type="string" calcext:value-type="string">
            <text:p>Defend TOP desire</text:p>
          </table:table-cell>
          <table:table-cell table:style-name="ce142" office:value-type="string" calcext:value-type="string">
            <text:p>Defend MID desire</text:p>
          </table:table-cell>
          <table:table-cell table:style-name="ce142" office:value-type="string" calcext:value-type="string">
            <text:p>Defend BOT desire</text:p>
          </table:table-cell>
          <table:table-cell table:style-name="ce149" table:number-columns-repeated="1007"/>
        </table:table-row>
        <table:table-row table:style-name="ro1">
          <table:table-cell table:style-name="ce86" office:value-type="string" calcext:value-type="string">
            <text:p>has_low_hp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office:value-type="float" office:value="85" calcext:value-type="float">
            <text:p>85</text:p>
          </table:table-cell>
          <table:table-cell table:style-name="ce109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player_on_top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player_on_mid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player_on_bot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7" office:value-type="string" calcext:value-type="string">
            <text:p>has_tp_scroll_or_travel_boots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-5" calcext:value-type="float">
            <text:p>-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-5" calcext:value-type="float">
            <text:p>-5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7" office:value-type="string" calcext:value-type="string">
            <text:p>has_buyback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7" office:value-type="string" calcext:value-type="string">
            <text:p>more_enemy_heroes_around_then_ally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09" office:value-type="float" office:value="80" calcext:value-type="float">
            <text:p>80</text:p>
          </table:table-cell>
          <table:table-cell table:style-name="ce109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40" calcext:value-type="float">
            <text:p>-40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is_shrine_healing_and_no_enemy</text:p>
          </table:table-cell>
          <table:table-cell table:number-columns-repeated="6" table:style-name="ce116" office:value-type="float" office:value="0" calcext:value-type="float">
            <text:p>0</text:p>
          </table:table-cell>
          <table:table-cell table:style-name="ce109" office:value-type="float" office:value="76" calcext:value-type="float">
            <text:p>76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is_shrine_healing_and_enemies_near</text:p>
          </table:table-cell>
          <table:table-cell table:number-columns-repeated="6" table:style-name="ce116" office:value-type="float" office:value="0" calcext:value-type="float">
            <text:p>0</text:p>
          </table:table-cell>
          <table:table-cell table:style-name="ce111" office:value-type="float" office:value="-85" calcext:value-type="float">
            <text:p>-8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has_not_full_hp_mp_and_near_fountain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09" office:value-type="float" office:value="76" calcext:value-type="float">
            <text:p>76</text:p>
          </table:table-cell>
          <table:table-cell table:style-name="ce109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is_attacked_by_tower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office:value-type="float" office:value="76" calcext:value-type="float">
            <text:p>76</text:p>
          </table:table-cell>
          <table:table-cell table:style-name="ce109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is_attacked_by_enemy_hero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65" calcext:value-type="float">
            <text:p>65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is_attacked_by_enemy_creep</text:p>
          </table:table-cell>
          <table:table-cell table:number-columns-repeated="6" table:style-name="ce116" office:value-type="float" office:value="0" calcext:value-type="float">
            <text:p>0</text:p>
          </table:table-cell>
          <table:table-cell table:style-name="ce109" office:value-type="float" office:value="76" calcext:value-type="float">
            <text:p>76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 style:data-style-name="N2" text:time-value="15:46:06.020378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1T17:31:22.329800543</dc:date>
    <meta:editing-duration>P1DT14H38M50S</meta:editing-duration>
    <meta:editing-cycles>1708</meta:editing-cycles>
    <meta:document-statistic meta:table-count="9" meta:cell-count="2672" meta:object-count="0"/>
  </office:meta>
</office:document-meta>
</file>